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none" draw:fill-color="#ffffff" fo:min-height="0.5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cm" fo:min-width="1.506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end="Arrow" draw:marker-end-width="0.3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0000" draw:marker-start="Arrow" draw:fill="solid" draw:fill-color="#ffffff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ff" draw:fill="solid" draw:fill-color="#ffffff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ff" draw:marker-end="Arrow" draw:marker-end-width="0.3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ff00ff" draw:marker-end="Arrow" draw:marker-end-width="0.3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ff00ff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ff0000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marker-end="Arrow" draw:marker-end-width="0.3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fill="solid" draw:fill-color="#ffffff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999999" draw:marker-start="Arrow" draw:marker-end="Arrow" draw:fill="solid" draw:fill-color="#ffffff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0000" draw:marker-start="" draw:marker-end="Arrow" draw:marker-end-width="0.3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ff0000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ff0000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indent="0cm"/>
      <style:text-properties fo:color="#008000"/>
    </style:style>
    <style:style style:name="P2" style:family="paragraph">
      <style:paragraph-properties fo:text-align="center"/>
      <style:text-properties style:use-window-font-color="true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style:use-window-font-color="true" fo:font-size="12pt" style:font-size-asian="12pt" style:font-size-complex="12pt"/>
    </style:style>
    <style:style style:name="P5" style:family="paragraph">
      <style:paragraph-properties fo:margin-left="0cm" fo:margin-right="0cm" fo:text-indent="0cm"/>
      <style:text-properties style:use-window-font-color="true" fo:font-size="12pt" style:font-size-asian="12pt" style:font-size-complex="12pt"/>
    </style:style>
    <style:style style:name="P6" style:family="paragraph">
      <style:text-properties fo:color="#0000ff" fo:font-size="12pt" style:font-size-asian="12pt" style:font-size-complex="12pt"/>
    </style:style>
    <style:style style:name="P7" style:family="paragraph">
      <style:paragraph-properties fo:text-align="center"/>
      <style:text-properties fo:color="#ff00ff" fo:font-size="12pt" style:font-size-asian="12pt" style:font-size-complex="12pt"/>
    </style:style>
    <style:style style:name="P8" style:family="paragraph">
      <style:text-properties fo:color="#ff00ff" fo:font-size="12pt" style:font-size-asian="12pt" style:font-size-complex="12pt"/>
    </style:style>
    <style:style style:name="P9" style:family="paragraph">
      <style:paragraph-properties fo:text-align="center"/>
      <style:text-properties style:use-window-font-color="true" fo:font-size="12pt" style:font-size-asian="12pt" style:font-size-complex="12pt"/>
    </style:style>
    <style:style style:name="P10" style:family="paragraph">
      <style:paragraph-properties fo:margin-left="0cm" fo:margin-right="0cm" fo:text-align="end" fo:text-indent="0cm"/>
    </style:style>
    <style:style style:name="P11" style:family="paragraph">
      <style:paragraph-properties fo:text-align="end"/>
      <style:text-properties style:use-window-font-color="true" fo:font-size="12pt" style:font-size-asian="12pt" style:font-size-complex="12pt"/>
    </style:style>
    <style:style style:name="P12" style:family="paragraph">
      <style:paragraph-properties fo:text-align="center"/>
    </style:style>
    <style:style style:name="T1" style:family="text">
      <style:text-properties style:use-window-font-color="true" fo:font-size="12pt" style:font-size-asian="12pt" style:font-size-complex="12pt"/>
    </style:style>
    <style:style style:name="T2" style:family="text">
      <style:text-properties fo:color="#0000ff" fo:font-size="12pt" style:font-size-asian="12pt" style:font-size-complex="12pt"/>
    </style:style>
    <style:style style:name="T3" style:family="text">
      <style:text-properties fo:color="#ff00ff"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0.001cm" svg:height="1.304cm" svg:x="1cm" svg:y="10cm">
          <draw:text-box>
            <text:p text:style-name="P3"/>
          </draw:text-box>
        </draw:frame>
        <draw:custom-shape draw:style-name="gr2" draw:text-style-name="P2" draw:layer="layout" svg:width="4cm" svg:height="2.5cm" svg:x="14.5cm" svg:y="24.5cm">
          <text:p text:style-name="P3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134cm" svg:height="0.825cm" svg:x="14.5cm" svg:y="24.5cm">
          <draw:text-box>
            <text:p text:style-name="P3"><text:span text:style-name="T1">Settings</text:span></text:p>
          </draw:text-box>
        </draw:frame>
        <draw:custom-shape draw:style-name="gr2" draw:text-style-name="P2" draw:layer="layout" svg:width="4cm" svg:height="2.5cm" svg:x="9.373cm" svg:y="24.5cm">
          <text:p text:style-name="P3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134cm" svg:height="0.825cm" svg:x="9.373cm" svg:y="24.5cm">
          <draw:text-box>
            <text:p text:style-name="P3"><text:span text:style-name="T1">Settings</text:span></text:p>
          </draw:text-box>
        </draw:frame>
        <draw:custom-shape draw:style-name="gr2" draw:text-style-name="P2" draw:layer="layout" svg:width="4cm" svg:height="2.5cm" svg:x="3.463cm" svg:y="24.5cm">
          <text:p text:style-name="P3"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317cm" svg:height="1.299cm" svg:x="3.463cm" svg:y="24.5cm">
          <draw:text-box>
            <text:p text:style-name="P3"><text:span text:style-name="T1">List of layouts</text:span></text:p>
          </draw:text-box>
        </draw:frame>
        <draw:custom-shape draw:style-name="gr2" draw:text-style-name="P2" draw:layer="layout" svg:width="4cm" svg:height="2.5cm" svg:x="14.5cm" svg:y="20cm">
          <text:p text:style-name="P3"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5cm" svg:height="0.825cm" svg:x="14.5cm" svg:y="20.039cm">
          <draw:text-box>
            <text:p text:style-name="P3"><text:span text:style-name="T1">Settings dialog</text:span></text:p>
          </draw:text-box>
        </draw:frame>
        <draw:line draw:style-name="gr5" draw:text-style-name="P2" draw:layer="layout" svg:x1="15cm" svg:y1="26cm" svg:x2="12.5cm" svg:y2="26cm">
          <text:p text:style-name="P3"/>
        </draw:line>
        <draw:line draw:style-name="gr6" draw:text-style-name="P2" draw:layer="layout" svg:x1="12.463cm" svg:y1="25.5cm" svg:x2="12.463cm" svg:y2="22cm">
          <text:p text:style-name="P3"/>
        </draw:line>
        <draw:line draw:style-name="gr5" draw:text-style-name="P2" draw:layer="layout" svg:x1="12.5cm" svg:y1="22cm" svg:x2="15.5cm" svg:y2="22cm">
          <text:p text:style-name="P3"/>
        </draw:line>
        <draw:line draw:style-name="gr5" draw:text-style-name="P2" draw:layer="layout" svg:x1="16.5cm" svg:y1="22cm" svg:x2="16.5cm" svg:y2="25.5cm">
          <text:p text:style-name="P3"/>
        </draw:line>
        <draw:custom-shape draw:style-name="gr2" draw:text-style-name="P2" draw:layer="layout" svg:width="4cm" svg:height="2.261cm" svg:x="14.537cm" svg:y="15.739cm">
          <text:p text:style-name="P3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21cm" svg:height="0.825cm" svg:x="14.537cm" svg:y="15.739cm">
          <draw:text-box>
            <text:p text:style-name="P3"><text:span text:style-name="T1">Main</text:span></text:p>
          </draw:text-box>
        </draw:frame>
        <draw:custom-shape draw:style-name="gr2" draw:text-style-name="P2" draw:layer="layout" svg:width="4cm" svg:height="2.261cm" svg:x="9.5cm" svg:y="15.739cm">
          <text:p text:style-name="P3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21cm" svg:height="0.825cm" svg:x="9.5cm" svg:y="15.739cm">
          <draw:text-box>
            <text:p text:style-name="P3"><text:span text:style-name="T1">Core</text:span></text:p>
          </draw:text-box>
        </draw:frame>
        <draw:custom-shape draw:style-name="gr2" draw:text-style-name="P2" draw:layer="layout" svg:width="3.5cm" svg:height="2.261cm" svg:x="3.5cm" svg:y="15.739cm">
          <text:p text:style-name="P3"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317cm" svg:height="1.299cm" svg:x="3.5cm" svg:y="15.778cm">
          <draw:text-box>
            <text:p text:style-name="P3"><text:span text:style-name="T1">Main window</text:span></text:p>
          </draw:text-box>
        </draw:frame>
        <draw:custom-shape draw:style-name="gr2" draw:text-style-name="P2" draw:layer="layout" svg:width="4cm" svg:height="2.5cm" svg:x="9.5cm" svg:y="11.255cm">
          <text:p text:style-name="P3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876cm" svg:height="1.299cm" svg:x="9.5cm" svg:y="11.255cm">
          <draw:text-box>
            <text:p text:style-name="P3"><text:span text:style-name="T1">Layout</text:span></text:p>
            <text:p text:style-name="P3"><text:span text:style-name="T1">hook</text:span></text:p>
          </draw:text-box>
        </draw:frame>
        <draw:custom-shape draw:style-name="gr2" draw:text-style-name="P2" draw:layer="layout" svg:width="4cm" svg:height="2.5cm" svg:x="3.5cm" svg:y="11.255cm">
          <text:p text:style-name="P3"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cm" svg:height="1.299cm" svg:x="3.5cm" svg:y="11.239cm">
          <draw:text-box>
            <text:p text:style-name="P3"><text:span text:style-name="T1">Keyboard hook</text:span></text:p>
          </draw:text-box>
        </draw:frame>
        <draw:custom-shape draw:style-name="gr2" draw:text-style-name="P2" draw:layer="layout" svg:width="4cm" svg:height="2.5cm" svg:x="3.463cm" svg:y="20cm">
          <text:p text:style-name="P3"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cm" svg:height="1.299cm" svg:x="3.463cm" svg:y="20cm">
          <draw:text-box>
            <text:p text:style-name="P3"><text:span text:style-name="T1">Tray</text:span></text:p>
            <text:p text:style-name="P3"><text:span text:style-name="T1">icon</text:span></text:p>
          </draw:text-box>
        </draw:frame>
        <draw:line draw:style-name="gr7" draw:text-style-name="P2" draw:id="id10" draw:layer="layout" svg:x1="16.5cm" svg:y1="17cm" svg:x2="16.5cm" svg:y2="19.5cm">
          <text:p text:style-name="P3"/>
        </draw:line>
        <draw:line draw:style-name="gr7" draw:text-style-name="P2" draw:id="id9" draw:layer="layout" svg:x1="19cm" svg:y1="27.5cm" svg:x2="19cm" svg:y2="19.5cm">
          <text:p text:style-name="P3"/>
        </draw:line>
        <draw:line draw:style-name="gr8" draw:text-style-name="P2" draw:id="id7" draw:layer="layout" svg:x1="5.5cm" svg:y1="27.5cm" svg:x2="5.5cm" svg:y2="26cm">
          <text:p text:style-name="P3"/>
        </draw:line>
        <draw:line draw:style-name="gr8" draw:text-style-name="P2" draw:layer="layout" svg:x1="3cm" svg:y1="17cm" svg:x2="4.5cm" svg:y2="17cm">
          <text:p text:style-name="P3"/>
        </draw:line>
        <draw:line draw:style-name="gr8" draw:text-style-name="P2" draw:id="id12" draw:layer="layout" svg:x1="6.5cm" svg:y1="10.5cm" svg:x2="6.5cm" svg:y2="12.239cm">
          <text:p text:style-name="P3"/>
        </draw:line>
        <draw:line draw:style-name="gr8" draw:text-style-name="P2" draw:id="id13" draw:layer="layout" svg:x1="12.5cm" svg:y1="10.5cm" svg:x2="12.5cm" svg:y2="12.239cm">
          <text:p text:style-name="P3"/>
        </draw:line>
        <draw:line draw:style-name="gr8" draw:text-style-name="P2" draw:id="id8" draw:layer="layout" svg:x1="11.5cm" svg:y1="27.5cm" svg:x2="11.5cm" svg:y2="26cm">
          <text:p text:style-name="P3"/>
        </draw:line>
        <draw:line draw:style-name="gr8" draw:text-style-name="P2" draw:layer="layout" svg:x1="5.5cm" svg:y1="17cm" svg:x2="5.5cm" svg:y2="21cm">
          <text:p text:style-name="P3"/>
        </draw:line>
        <draw:frame draw:style-name="gr3" draw:text-style-name="P6" draw:layer="layout" svg:width="1.428cm" svg:height="0.825cm" svg:x="16.572cm" svg:y="17cm">
          <draw:text-box>
            <text:p text:style-name="P3"><text:span text:style-name="T2">start</text:span></text:p>
          </draw:text-box>
        </draw:frame>
        <draw:line draw:style-name="gr9" draw:text-style-name="P7" draw:layer="layout" svg:x1="6cm" svg:y1="17cm" svg:x2="5.947cm" svg:y2="21cm">
          <text:p text:style-name="P3"/>
        </draw:line>
        <draw:frame draw:style-name="gr3" draw:text-style-name="P8" draw:layer="layout" svg:width="1.258cm" svg:height="0.825cm" svg:x="6cm" svg:y="17cm">
          <draw:text-box>
            <text:p text:style-name="P3"><text:span text:style-name="T3">exit</text:span></text:p>
          </draw:text-box>
        </draw:frame>
        <draw:line draw:style-name="gr10" draw:text-style-name="P9" draw:layer="layout" svg:x1="6cm" svg:y1="19cm" svg:x2="16cm" svg:y2="19cm">
          <text:p text:style-name="P3"/>
        </draw:line>
        <draw:line draw:style-name="gr9" draw:text-style-name="P9" draw:layer="layout" svg:x1="16cm" svg:y1="19cm" svg:x2="16cm" svg:y2="17cm">
          <text:p text:style-name="P3"/>
        </draw:line>
        <draw:line draw:style-name="gr10" draw:text-style-name="P9" draw:layer="layout" svg:x1="18cm" svg:y1="17cm" svg:x2="18cm" svg:y2="19cm">
          <text:p text:style-name="P3"/>
        </draw:line>
        <draw:line draw:style-name="gr10" draw:text-style-name="P9" draw:layer="layout" svg:x1="19.5cm" svg:y1="19cm" svg:x2="18cm" svg:y2="19cm">
          <text:p text:style-name="P3"/>
        </draw:line>
        <draw:line draw:style-name="gr10" draw:text-style-name="P9" draw:layer="layout" svg:x1="19.5cm" svg:y1="28cm" svg:x2="19.5cm" svg:y2="19cm">
          <text:p text:style-name="P3"/>
        </draw:line>
        <draw:line draw:style-name="gr10" draw:text-style-name="P9" draw:id="id5" draw:layer="layout" svg:x1="2.5cm" svg:y1="28cm" svg:x2="19.5cm" svg:y2="28cm">
          <text:p text:style-name="P3"/>
        </draw:line>
        <draw:line draw:style-name="gr10" draw:text-style-name="P9" draw:id="id4" draw:layer="layout" svg:x1="13cm" svg:y1="10cm" svg:x2="2.5cm" svg:y2="10cm">
          <text:p text:style-name="P3"/>
        </draw:line>
        <draw:line draw:style-name="gr9" draw:text-style-name="P9" draw:layer="layout" svg:x1="13cm" svg:y1="10cm" svg:x2="13cm" svg:y2="12.239cm">
          <text:p text:style-name="P3"/>
        </draw:line>
        <draw:line draw:style-name="gr9" draw:text-style-name="P9" draw:layer="layout" svg:x1="7cm" svg:y1="10cm" svg:x2="7cm" svg:y2="12.239cm">
          <text:p text:style-name="P3"/>
        </draw:line>
        <draw:frame draw:style-name="gr3" draw:text-style-name="P6" draw:layer="layout" svg:width="0.839cm" svg:height="0.825cm" svg:x="5.463cm" svg:y="26cm">
          <draw:text-box>
            <text:p text:style-name="P3"><text:span text:style-name="T2">1</text:span></text:p>
          </draw:text-box>
        </draw:frame>
        <draw:frame draw:style-name="gr3" draw:text-style-name="P6" draw:layer="layout" svg:width="0.839cm" svg:height="0.825cm" svg:x="11.5cm" svg:y="26cm">
          <draw:text-box>
            <text:p text:style-name="P3"><text:span text:style-name="T2">2</text:span></text:p>
          </draw:text-box>
        </draw:frame>
        <draw:frame draw:style-name="gr3" draw:text-style-name="P6" draw:layer="layout" svg:width="0.839cm" svg:height="0.825cm" svg:x="3.5cm" svg:y="17cm">
          <draw:text-box>
            <text:p text:style-name="P3"><text:span text:style-name="T2">3</text:span></text:p>
          </draw:text-box>
        </draw:frame>
        <draw:frame draw:style-name="gr3" draw:text-style-name="P6" draw:layer="layout" svg:width="0.839cm" svg:height="0.825cm" svg:x="12.161cm" svg:y="12.255cm">
          <draw:text-box>
            <text:p text:style-name="P3"><text:span text:style-name="T2">4</text:span></text:p>
          </draw:text-box>
        </draw:frame>
        <draw:frame draw:style-name="gr3" draw:text-style-name="P6" draw:layer="layout" svg:width="0.839cm" svg:height="0.825cm" svg:x="6cm" svg:y="12cm">
          <draw:text-box>
            <text:p text:style-name="P3"><text:span text:style-name="T2">5</text:span></text:p>
          </draw:text-box>
        </draw:frame>
        <draw:frame draw:style-name="gr3" draw:text-style-name="P8" draw:layer="layout" svg:width="0.839cm" svg:height="0.825cm" svg:x="5.5cm" svg:y="21cm">
          <draw:text-box>
            <text:p text:style-name="P3"><text:span text:style-name="T3">1</text:span></text:p>
          </draw:text-box>
        </draw:frame>
        <draw:frame draw:style-name="gr3" draw:text-style-name="P8" draw:layer="layout" svg:width="0.839cm" svg:height="0.825cm" svg:x="15.198cm" svg:y="16.867cm">
          <draw:text-box>
            <text:p text:style-name="P3"><text:span text:style-name="T3">2</text:span></text:p>
          </draw:text-box>
        </draw:frame>
        <draw:frame draw:style-name="gr3" draw:text-style-name="P8" draw:layer="layout" svg:width="0.839cm" svg:height="0.825cm" svg:x="6.5cm" svg:y="12cm">
          <draw:text-box>
            <text:p text:style-name="P3"><text:span text:style-name="T3">1</text:span></text:p>
          </draw:text-box>
        </draw:frame>
        <draw:frame draw:style-name="gr3" draw:text-style-name="P8" draw:layer="layout" svg:width="0.839cm" svg:height="0.825cm" svg:x="12.661cm" svg:y="12.255cm">
          <draw:text-box>
            <text:p text:style-name="P3"><text:span text:style-name="T3">2</text:span></text:p>
          </draw:text-box>
        </draw:frame>
        <draw:line draw:style-name="gr5" draw:text-style-name="P7" draw:layer="layout" svg:x1="11.463cm" svg:y1="25.5cm" svg:x2="11.463cm" svg:y2="17cm">
          <text:p text:style-name="P3"/>
        </draw:line>
        <draw:line draw:style-name="gr11" draw:text-style-name="P7" draw:id="id1" draw:layer="layout" svg:x1="5.5cm" svg:y1="25.5cm" svg:x2="5.5cm" svg:y2="24cm">
          <text:p text:style-name="P3"/>
        </draw:line>
        <draw:line draw:style-name="gr11" draw:text-style-name="P7" draw:id="id2" draw:layer="layout" svg:x1="11.963cm" svg:y1="21.5cm" svg:x2="11.963cm" svg:y2="24cm">
          <text:p text:style-name="P3"/>
        </draw:line>
        <draw:line draw:style-name="gr5" draw:text-style-name="P7" draw:layer="layout" svg:x1="12cm" svg:y1="21.5cm" svg:x2="15.5cm" svg:y2="21.5cm">
          <text:p text:style-name="P3"/>
        </draw:line>
        <draw:connector draw:style-name="gr11" draw:text-style-name="P7" draw:layer="layout" draw:type="line" svg:x1="5.5cm" svg:y1="24cm" svg:x2="11.963cm" svg:y2="24cm" draw:start-shape="id1" draw:start-glue-point="0" draw:end-shape="id2" draw:end-glue-point="2" svg:d="m5500 24000h6463">
          <text:p text:style-name="P3"/>
        </draw:connector>
        <draw:line draw:style-name="gr12" draw:text-style-name="P7" draw:layer="layout" svg:x1="11cm" svg:y1="21cm" svg:x2="15.5cm" svg:y2="21cm">
          <text:p text:style-name="P3"/>
        </draw:line>
        <draw:frame draw:style-name="gr3" draw:text-style-name="P4" draw:layer="layout" svg:width="1.588cm" svg:height="0.825cm" svg:x="13cm" svg:y="20.175cm">
          <draw:text-box>
            <text:p text:style-name="P3"><text:span text:style-name="T1">show</text:span></text:p>
          </draw:text-box>
        </draw:frame>
        <draw:frame draw:style-name="gr3" draw:text-style-name="P11" draw:layer="layout" svg:width="2.676cm" svg:height="1.299cm" svg:x="7cm" svg:y="17cm">
          <draw:text-box>
            <text:p text:style-name="P10"><text:span text:style-name="T1">setLayout </text:span></text:p>
            <text:p text:style-name="P10"><text:span text:style-name="T1">nextLayout</text:span></text:p>
          </draw:text-box>
        </draw:frame>
        <draw:line draw:style-name="gr13" draw:text-style-name="P9" draw:id="id3" draw:layer="layout" svg:x1="6.463cm" svg:y1="22cm" svg:x2="10.963cm" svg:y2="22cm">
          <text:p text:style-name="P3"/>
        </draw:line>
        <draw:connector draw:style-name="gr13" draw:text-style-name="P9" draw:layer="layout" draw:type="line" svg:x1="10.963cm" svg:y1="21cm" svg:x2="10.963cm" svg:y2="22cm" draw:end-shape="id3" draw:end-glue-point="1" svg:d="m10963 21000v1000">
          <text:p text:style-name="P3"/>
        </draw:connector>
        <draw:line draw:style-name="gr13" draw:text-style-name="P9" draw:layer="layout" svg:x1="10.5cm" svg:y1="17.5cm" svg:x2="10.463cm" svg:y2="21cm">
          <text:p text:style-name="P3"/>
        </draw:line>
        <draw:line draw:style-name="gr12" draw:text-style-name="P9" draw:layer="layout" svg:x1="10.463cm" svg:y1="21cm" svg:x2="6.463cm" svg:y2="21cm">
          <text:p text:style-name="P3"/>
        </draw:line>
        <draw:frame draw:style-name="gr3" draw:text-style-name="P4" draw:layer="layout" svg:width="2.799cm" svg:height="0.825cm" svg:x="7.463cm" svg:y="21cm">
          <draw:text-box>
            <text:p text:style-name="P3"><text:span text:style-name="T1">changeIcon</text:span></text:p>
          </draw:text-box>
        </draw:frame>
        <draw:line draw:style-name="gr12" draw:text-style-name="P9" draw:layer="layout" svg:x1="12cm" svg:y1="12.739cm" svg:x2="12cm" svg:y2="16.739cm">
          <text:p text:style-name="P3"/>
        </draw:line>
        <draw:frame draw:style-name="gr3" draw:text-style-name="P4" draw:layer="layout" svg:width="4.954cm" svg:height="1.299cm" svg:x="11.851cm" svg:y="13.675cm">
          <draw:text-box>
            <text:p text:style-name="P3"><text:span text:style-name="T1">LayoutChanged</text:span></text:p>
            <text:p text:style-name="P3"><text:span text:style-name="T1">activeWindowChanged</text:span></text:p>
          </draw:text-box>
        </draw:frame>
        <draw:line draw:style-name="gr12" draw:text-style-name="P9" draw:layer="layout" svg:x1="11cm" svg:y1="15cm" svg:x2="11cm" svg:y2="16.739cm">
          <text:p text:style-name="P3"/>
        </draw:line>
        <draw:frame draw:style-name="gr3" draw:text-style-name="P4" draw:layer="layout" svg:width="2.816cm" svg:height="0.825cm" svg:x="5.5cm" svg:y="14.175cm">
          <draw:text-box>
            <text:p text:style-name="P3"><text:span text:style-name="T1">keyPressed</text:span></text:p>
          </draw:text-box>
        </draw:frame>
        <draw:connector draw:style-name="gr10" draw:text-style-name="P9" draw:layer="layout" draw:type="line" svg:x1="2.5cm" svg:y1="10cm" svg:x2="2.5cm" svg:y2="28cm" draw:start-shape="id4" draw:start-glue-point="3" draw:end-shape="id5" draw:end-glue-point="3" svg:d="m2500 10000v18000">
          <text:p text:style-name="P3"/>
        </draw:connector>
        <draw:connector draw:style-name="gr7" draw:text-style-name="P9" draw:layer="layout" draw:type="line" svg:x1="3cm" svg:y1="27.5cm" svg:x2="5.5cm" svg:y2="27.5cm" draw:start-shape="id6" draw:start-glue-point="2" draw:end-shape="id7" draw:end-glue-point="2" svg:d="m3000 27500h2500">
          <text:p text:style-name="P3"/>
        </draw:connector>
        <draw:connector draw:style-name="gr7" draw:text-style-name="P9" draw:layer="layout" draw:type="line" svg:x1="5.5cm" svg:y1="27.5cm" svg:x2="11.5cm" svg:y2="27.5cm" draw:start-shape="id7" draw:start-glue-point="2" draw:end-shape="id8" draw:end-glue-point="2" svg:d="m5500 27500h6000">
          <text:p text:style-name="P3"/>
        </draw:connector>
        <draw:connector draw:style-name="gr7" draw:text-style-name="P9" draw:layer="layout" draw:type="line" svg:x1="11.5cm" svg:y1="27.5cm" svg:x2="19cm" svg:y2="27.5cm" draw:start-shape="id8" draw:start-glue-point="2" draw:end-shape="id9" draw:end-glue-point="2" svg:d="m11500 27500h7500">
          <text:p text:style-name="P3"/>
        </draw:connector>
        <draw:connector draw:style-name="gr7" draw:text-style-name="P9" draw:layer="layout" draw:type="line" svg:x1="16.5cm" svg:y1="19.5cm" svg:x2="19cm" svg:y2="19.5cm" draw:start-shape="id10" draw:start-glue-point="2" draw:end-shape="id9" draw:end-glue-point="0" svg:d="m16500 19500h2500">
          <text:p text:style-name="P3"/>
        </draw:connector>
        <draw:line draw:style-name="gr7" draw:text-style-name="P9" draw:id="id6" draw:layer="layout" svg:x1="3cm" svg:y1="17cm" svg:x2="3cm" svg:y2="27.5cm">
          <text:p text:style-name="P3"/>
        </draw:line>
        <draw:line draw:style-name="gr7" draw:text-style-name="P9" draw:id="id11" draw:layer="layout" svg:x1="3cm" svg:y1="17cm" svg:x2="3cm" svg:y2="10.5cm">
          <text:p text:style-name="P3"/>
        </draw:line>
        <draw:connector draw:style-name="gr7" draw:text-style-name="P9" draw:layer="layout" draw:type="line" svg:x1="3cm" svg:y1="10.5cm" svg:x2="6.5cm" svg:y2="10.5cm" draw:start-shape="id11" draw:start-glue-point="0" draw:end-shape="id12" draw:end-glue-point="0" svg:d="m3000 10500h3500">
          <text:p text:style-name="P3"/>
        </draw:connector>
        <draw:connector draw:style-name="gr7" draw:text-style-name="P9" draw:layer="layout" draw:type="line" svg:x1="6.5cm" svg:y1="10.5cm" svg:x2="12.5cm" svg:y2="10.5cm" draw:start-shape="id12" draw:start-glue-point="0" draw:end-shape="id13" draw:end-glue-point="0" svg:d="m6500 10500h6000">
          <text:p text:style-name="P3"/>
        </draw:connector>
        <draw:line draw:style-name="gr14" draw:text-style-name="P9" draw:layer="layout" svg:x1="5cm" svg:y1="17cm" svg:x2="5cm" svg:y2="21cm">
          <text:p text:style-name="P3"/>
        </draw:line>
        <draw:line draw:style-name="gr15" draw:text-style-name="P9" draw:layer="layout" svg:x1="6.5cm" svg:y1="17cm" svg:x2="10.5cm" svg:y2="17cm">
          <text:p text:style-name="P3"/>
        </draw:line>
        <draw:line draw:style-name="gr16" draw:text-style-name="P12" draw:layer="layout" svg:x1="5.5cm" svg:y1="23.5cm" svg:x2="5.5cm" svg:y2="21.5cm">
          <text:p text:style-name="P3"/>
        </draw:line>
        <draw:line draw:style-name="gr17" draw:text-style-name="P12" draw:layer="layout" svg:x1="5.5cm" svg:y1="23.5cm" svg:x2="11.5cm" svg:y2="23.5cm">
          <text:p text:style-name="P3"/>
        </draw:line>
        <draw:line draw:style-name="gr18" draw:text-style-name="P12" draw:layer="layout" svg:x1="11cm" svg:y1="15cm" svg:x2="5.5cm" svg:y2="15cm">
          <text:p text:style-name="P3"/>
        </draw:line>
        <draw:line draw:style-name="gr18" draw:text-style-name="P12" draw:layer="layout" svg:x1="5.5cm" svg:y1="15cm" svg:x2="5.5cm" svg:y2="13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
  </meta:generator>
    <meta:creation-date>2008-07-04T10:06:29</meta:creation-date>
    <dc:date>2008-07-05T11:51:47</dc:date>
    <meta:print-date>2008-07-04T12:19:53</meta:print-date>
    <meta:editing-cycles>10</meta:editing-cycles>
    <meta:editing-duration>PT5H39M52S</meta:editing-duration>
    <meta:user-defined meta:name="Поле 1"/>
    <meta:user-defined meta:name="Поле 2"/>
    <meta:user-defined meta:name="Поле 3"/>
    <meta:user-defined meta:name="Поле 4"/>
    <meta:document-statistic meta:object-count="86"/>
  </office:meta>
</office:document-meta>
</file>